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Risico inventarisatie</text:p>
      <text:p text:style-name="Normal">Risk Sniffer project.</text:p>
      <text:p text:style-name="Normal"/>
      <text:p text:style-name="Normal">Risico’s voor dit project:</text:p>
      <text:p text:style-name="Normal"/>
      <text:p text:style-name="Normal">Er is een kans dat de framework die ik ga gebruiken te ingewikkeld is. Dit kan er voor zorgen dat ik hierdoor mijn deadlines niet ga halen, om dit te<text:s/>voorkomen ga ik max 1,5 week aan de gang met de wat meer uitgebreide MitmProxy programma. Als dit niet werkt, ga ik een simpelere versie maken die alleen http sniffed, en geen https.</text:p>
      <text:p text:style-name="Normal"/>
      <text:p text:style-name="Normal">De kans bestaat dat mijn code nogal onduidelijk wordt, hier ga ik opletten door elke dag ongeveer 10-30 min te besteden aan het documenteren van mijn werk van die dag. Ook ga ik een gebruik rapport hanteren, waardoor ik een uniforme manier ga hebben om alles te implementeren. Dit houdt in dat ik mijn best ga doen om geen “hacky” oplossingen te schrijven die tijdelijk werken, maar ook echt de functies gebruik waarvoor ik ze origineel bedoeld heb. Als ik een andere functie nodig heb, dan zal ik deze schrijven, ook al kan deze manier van programmatuur schrijven kleine beetjes duplicaten code opleveren.</text:p>
      <text:p text:style-name="Normal"/>
      <text:p text:style-name="Normal">Ook bestaat de kans dat ik het risico algoritme in het begin te ambitieus opzet, om dit te voorkomen ga ik een erg basis versie schrijven, die ik met overgebleven tijd kan uitbreiden. Dit zorgt dat de kwaliteit van mijn algoritme beter is, en stabieler tegen het einde van dit project.</text:p>
      <text:p text:style-name="Normal"/>
      <text:p text:style-name="Normal">Ik heb verder ook de gewoonte om door te werken tijdens vrijedagen, of in de avonduren. Om dit in te perken ga ik proberen mijzelf aan een maximum te stellen van 9 uur werk per dag, en minimaal 2 vrije<text:s/>dagen per week in te plannen, waar ik maximaal 3 uur mag werken als ik dit<text:s/>écht<text:s/>nodig ach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ja" style:country-asian="JP" style:language-complex="ar" style:country-complex="SA" style:text-combine="none" fo:hyphenate="true"/>
    </style:default-style>
    <style:style style:name="Normal" style:display-name="Normal" style:family="paragraph">
      <style:text-properties fo:language="nl" fo:country="NL"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k Luuring</meta:initial-creator>
    <dc:creator>Mick Luuring</dc:creator>
    <meta:creation-date>2020-05-21T09:33:00Z</meta:creation-date>
    <dc:date>2020-05-25T13:11:00Z</dc:date>
    <meta:template xlink:href="Normal" xlink:type="simple"/>
    <meta:editing-cycles>2</meta:editing-cycles>
    <meta:editing-duration>PT660S</meta:editing-duration>
    <meta:document-statistic meta:page-count="1" meta:paragraph-count="3" meta:word-count="238" meta:character-count="1594" meta:row-count="11" meta:non-whitespace-character-count="1359"/>
  </office:meta>
</office:document-meta>
</file>